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erviceTwo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12636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12636Tests.orderOn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ServiceOne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12636Tests.orderOnImplementationWith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ServiceCollector.UserServiceCollector( List &lt; UserService &gt; user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